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4" svg:font-family="'Liberation Sans'"/>
    <style:font-face style:name="Liberation Sans" svg:font-family="'Liberation Sans'" style:font-pitch="variable"/>
    <style:font-face style:name="Gravity" svg:font-family="Gravity" style:font-family-generic="modern" style:font-pitch="variable"/>
    <style:font-face style:name="Liberation Sans2" svg:font-family="'Liberation Sans'" style:font-family-generic="modern" style:font-pitch="variable"/>
    <style:font-face style:name="Gravity1" svg:font-family="Gravity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olvetica Rg" svg:font-family="'Coolvetica Rg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1.583cm" style:use-optimal-column-width="false"/>
    </style:style>
    <style:style style:name="co2" style:family="table-column">
      <style:table-column-properties style:column-width="2.109cm" style:use-optimal-column-width="false"/>
    </style:style>
    <style:style style:name="co3" style:family="table-column">
      <style:table-column-properties style:column-width="2.249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ce1" style:family="table-cell">
      <style:paragraph-properties fo:text-align="center"/>
      <style:text-properties style:font-name="Liberation Seri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2" style:family="table-cell">
      <style:paragraph-properties fo:text-align="center"/>
      <style:text-properties style:font-name="Liberation Serif" fo:font-size="28pt" fo:font-style="italic" style:font-size-asian="28pt" style:font-style-asian="italic" style:font-size-complex="28pt" style:font-style-complex="italic"/>
    </style:style>
    <style:style style:name="ce3" style:family="table-cell">
      <style:paragraph-properties fo:text-align="center"/>
      <style:text-properties style:font-name="Liberation Serif" fo:font-size="36pt" fo:font-style="italic" style:font-size-asian="36pt" style:font-style-asian="italic" style:font-size-complex="36pt" style:font-style-complex="italic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176cm" fo:margin-bottom="0cm" fo:line-height="125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line-height="125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353cm" fo:margin-bottom="0cm" fo:line-height="125%" fo:text-align="start" fo:text-indent="0cm" style:punctuation-wrap="hanging" style:writing-mode="lr-tb"/>
      <style:text-properties fo:hyphenate="false"/>
    </style:style>
    <style:style style:name="P6" style:family="paragraph">
      <style:paragraph-properties style:writing-mode="lr-tb"/>
      <style:text-properties style:font-name="Liberation Sans1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413cm" fo:margin-bottom="0cm" fo:line-height="125%" fo:text-align="start" fo:text-indent="0cm" style:punctuation-wrap="hanging" style:writing-mode="lr-tb"/>
      <style:text-properties fo:hyphenate="false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Liberation Serif" fo:font-size="28pt" fo:font-style="italic" style:font-size-asian="28pt" style:font-style-asian="italic" style:font-size-complex="28pt" style:font-style-complex="italic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text-align="center"/>
      <style:text-properties style:font-name="Liberation Seri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3" style:family="paragraph">
      <style:paragraph-properties fo:text-align="center"/>
      <style:text-properties style:font-name="Liberation Serif" fo:font-size="36pt" fo:font-style="italic" style:font-size-asian="36pt" style:font-style-asian="italic" style:font-size-complex="36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Gravity" fo:font-size="36pt" fo:letter-spacing="normal" fo:language="en" fo:country="GB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36pt" fo:letter-spacing="normal" fo:language="en" fo:country="GB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40pt" fo:letter-spacing="normal" fo:language="en" fo:country="GB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40pt" fo:letter-spacing="normal" fo:language="en" fo:country="GB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iberation Seri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style:font-name="Liberation Serif"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Liberation Serif" fo:font-size="36pt" fo:font-style="italic" style:font-size-asian="36pt" style:font-style-asian="italic" style:font-size-complex="36pt" style:font-style-complex="italic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2pt" fo:font-style="normal" fo:text-shadow="none" style:text-underline-style="none" style:letter-kerning="true" fo:background-color="transparent" style:font-name-asian="Droid Sans Fallback" style:font-size-asian="32pt" style:font-style-asian="normal" style:font-name-complex="Droid Sans Devanagari" style:font-size-complex="32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2pt" fo:font-style="italic" fo:text-shadow="none" style:text-underline-style="none" style:letter-kerning="true" fo:background-color="transparent" style:font-name-asian="Droid Sans Fallback" style:font-size-asian="32pt" style:font-style-asian="italic" style:font-name-complex="Droid Sans Devanagari" style:font-size-complex="32pt" style:font-style-complex="italic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Droid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2pt" fo:text-shadow="none" style:text-underline-style="none" style:letter-kerning="true" fo:background-color="transparent" style:font-name-asian="Droid Sans Fallback" style:font-size-asian="32pt" style:font-name-complex="Droid Sans Devanagari" style:font-size-complex="3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>Propositional Logic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f statemen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 often use if statements in programming</text:p>
                <text:list>
                  <text:list-header>
                    <text:p>if a == b:</text:p>
                    <text:list>
                      <text:list-header>
                        <text:p>#do something</text:p>
                      </text:list-header>
                    </text:list>
                  </text:list-header>
                </text:list>
              </text:list-item>
              <text:list-item>
                <text:p>Sometimes we need something more complex</text:p>
                <text:list>
                  <text:list-header>
                    <text:p>if a &gt; 0 <text:span text:style-name="T1">and</text:span> a &lt; 10:</text:p>
                    <text:list>
                      <text:list-header>
                        <text:p>#do something</text:p>
                      </text:list-header>
                    </text:list>
                    <text:p>if b &lt; 0 <text:span text:style-name="T1">or</text:span> b &gt; 10:</text:p>
                    <text:list>
                      <text:list-header>
                        <text:p>#do something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implify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ometimes there is a simpler form that is <text:span text:style-name="T1">logically equivalent</text:span>, for example</text:p>
                <text:list>
                  <text:list-item>
                    <text:p><text:span text:style-name="T2">if !(!(a or c) and (a or c))) and</text:span> (a == c):</text:p>
                  </text:list-item>
                  <text:list-item>
                    <text:p>if (a == c):</text:p>
                  </text:list-item>
                </text:list>
              </text:list-item>
              <text:list-item>
                <text:p>How do we know when we can do this?</text:p>
              </text:list-item>
              <text:list-item>
                <text:p>How can we prove it is valid?</text:p>
                <text:list>
                  <text:list-item>
                    <text:p>Propositional Log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ogical Operator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rules that Python and other programming langauges use for <text:span text:style-name="T1">logical operators</text:span> come from a branch of maths called <text:span text:style-name="T1">propositional logic</text:span>.</text:p>
                <text:list>
                  <text:list-header>
                    <text:p text:style-name="P3"><text:span text:style-name="T2">and = </text:span><text:span text:style-name="T3">∧</text:span></text:p>
                    <text:p text:style-name="P3"><text:span text:style-name="T2">or = </text:span><text:span text:style-name="T3">v</text:span></text:p>
                    <text:p text:style-name="P3"><text:span text:style-name="T2">not = </text:span><text:span text:style-name="T3">¬</text:span></text:p>
                  </text:list-header>
                </text:list>
              </text:list-item>
              <text:list-item>
                <text:p text:style-name="P4"><text:span text:style-name="T4">Understanding propositional logic will help </text:span><text:span text:style-name="T4">you use them well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 is Logic?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<text:span text:style-name="T5">In this context, logic refers to a </text:span><text:span text:style-name="T5">specialised branch of mathematic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4">Used to study arguments</text:span></text:p>
                  </text:list-item>
                  <text:list-item>
                    <text:p text:style-name="P4"><text:span text:style-name="T4">Used to understand reasoning</text:span></text:p>
                  </text:list-item>
                  <text:list-item>
                    <text:p text:style-name="P4"><text:span text:style-name="T4">Used to look at premises and conclusions</text:span></text:p>
                  </text:list-item>
                  <text:list-item>
                    <text:p text:style-name="P4"><text:span text:style-name="T4">And whether conclusions can be truthfully </text:span><text:span text:style-name="T4">drawn from premi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positional Logic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The kind of logic we are going to study </text:span><text:span text:style-name="T5">here is called </text:span><text:span text:style-name="T6">propositional logic</text:span></text:p>
                <text:list>
                  <text:list-item>
                    <text:p text:style-name="P4"><text:span text:style-name="T5">Or propositional calculus</text:span></text:p>
                  </text:list-item>
                </text:list>
              </text:list-item>
              <text:list-item>
                <text:p text:style-name="P4"><text:span text:style-name="T5">It deals with stringing together </text:span><text:span text:style-name="T5">expressions called </text:span><text:span text:style-name="T6">propositions</text:span></text:p>
                <text:list>
                  <text:list-item>
                    <text:p text:style-name="P3"><text:span text:style-name="T4">Which can be either true or false</text:span></text:p>
                  </text:list-item>
                </text:list>
              </text:list-item>
              <text:list-item>
                <text:p text:style-name="P4"><text:span text:style-name="T5">And determining whether combinations </text:span><text:span text:style-name="T5">of those propositions are true or fals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position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positions are statements that are either true or false</text:p>
                <text:list>
                  <text:list-item>
                    <text:p>I am wearing socks</text:p>
                  </text:list-item>
                  <text:list-item>
                    <text:p>12 + 1 = 13</text:p>
                  </text:list-item>
                  <text:list-item>
                    <text:p>The sun rises in the east</text:p>
                  </text:list-item>
                </text:list>
              </text:list-item>
              <text:list-item>
                <text:p>These are also called <text:span text:style-name="T1">atomic propositions</text:span> because their truth or falsity is not dependant on any other propositio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Truth Valu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 proposition <text:span text:style-name="T7">p</text:span> must be <text:span text:style-name="T1">either</text:span> true or false</text:p>
                <text:list>
                  <text:list-item>
                    <text:p>Often written T and F</text:p>
                  </text:list-item>
                </text:list>
              </text:list-item>
            </text:list>
          </draw:text-box>
        </draw:frame>
        <draw:frame draw:style-name="standard" draw:layer="layout" svg:width="1.582cm" svg:height="5.998cm" svg:x="12.284cm" svg:y="7.5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9"><text:span text:style-name="T8">p</text:span></text:p>
              </table:table-cell>
            </table:table-row>
            <table:table-row table:style-name="ro1">
              <table:table-cell table:style-name="ce2">
                <text:p text:style-name="P10"><text:span text:style-name="T9">T</text:span></text:p>
              </table:table-cell>
            </table:table-row>
            <table:table-row table:style-name="ro2">
              <table:table-cell table:style-name="ce2">
                <text:p text:style-name="P10"><text:span text:style-name="T9">F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Neg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0">¬</text:span><text:span text:style-name="T7">p</text:span><text:span text:style-name="T10"> is the </text:span><text:span text:style-name="T11">negation</text:span><text:span text:style-name="T10"> of the proposition </text:span><text:span text:style-name="T7">p</text:span></text:p>
              </text:list-item>
              <text:list-item>
                <text:p><text:span text:style-name="T10">Let </text:span><text:span text:style-name="T7">p</text:span> be the proposition ‘It is raining outside’</text:p>
                <text:list>
                  <text:list-item>
                    <text:p>¬p = It is not raining outside </text:p>
                  </text:list-item>
                </text:list>
              </text:list-item>
            </text:list>
          </draw:text-box>
        </draw:frame>
        <draw:frame draw:style-name="standard" draw:layer="layout" svg:width="4.357cm" svg:height="5.998cm" svg:x="10.944cm" svg:y="8.85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8">p</text:span></text:p>
              </table:table-cell>
              <table:table-cell>
                <text:p text:style-name="P12"><text:span text:style-name="T8">¬p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12">T</text:span></text:p>
              </table:table-cell>
              <table:table-cell>
                <text:p text:style-name="P13"><text:span text:style-name="T12">F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12">F</text:span></text:p>
              </table:table-cell>
              <table:table-cell>
                <text:p text:style-name="P13"><text:span text:style-name="T12">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pound Proposition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1"><text:span text:style-name="T13">¬</text:span><text:span text:style-name="T14">p </text:span><text:span text:style-name="T13">is a </text:span><text:span text:style-name="T15">compound proposition </text:span><text:span text:style-name="T16">because it </text:span><text:span text:style-name="T16">combines:</text:span></text:p>
                <text:list>
                  <text:list-item>
                    <text:p><text:span text:style-name="T16">other propositions (p); and</text:span></text:p>
                  </text:list-item>
                  <text:list-item>
                    <text:p><text:span text:style-name="T16">logical operators (</text:span><text:span text:style-name="T17">¬)</text:span></text:p>
                  </text:list-item>
                </text:list>
              </text:list-item>
              <text:list-item>
                <text:p><text:span text:style-name="T16">We can also use letters to stand for compound </text:span><text:span text:style-name="T16">propositions, e.g. q = </text:span><text:span text:style-name="T10">¬</text:span><text:span text:style-name="T7">p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1"><text:span text:style-name="T18">Propositional logic works with propositions</text:span></text:p>
                <text:list>
                  <text:list-item>
                    <text:p><text:span text:style-name="T18">Atomic (e.g. p = “It is raining outside”)</text:span></text:p>
                  </text:list-item>
                  <text:list-item>
                    <text:p><text:span text:style-name="T16">Compound (e.g. q = </text:span><text:span text:style-name="T13">¬p)</text:span></text:p>
                  </text:list-item>
                </text:list>
              </text:list-item>
              <text:list-item>
                <text:p><text:span text:style-name="T13">Each proposition is either </text:span><text:span text:style-name="T15">true</text:span><text:span text:style-name="T13"> or </text:span><text:span text:style-name="T15">false</text:span></text:p>
              </text:list-item>
              <text:list-item>
                <text:p><text:span text:style-name="T13">We can determine whether a statement is true </text:span><text:span text:style-name="T15">relative to the atomic propositions it contai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4" svg:font-family="'Liberation Sans'"/>
    <style:font-face style:name="Liberation Sans" svg:font-family="'Liberation Sans'" style:font-pitch="variable"/>
    <style:font-face style:name="Gravity" svg:font-family="Gravity" style:font-family-generic="modern" style:font-pitch="variable"/>
    <style:font-face style:name="Liberation Sans2" svg:font-family="'Liberation Sans'" style:font-family-generic="modern" style:font-pitch="variable"/>
    <style:font-face style:name="Gravity1" svg:font-family="Gravity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olvetica Rg" svg:font-family="'Coolvetica Rg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3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2f2f2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7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26.700000762939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25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ravity" fo:font-family="Gravity" style:font-family-generic="moder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Droid Sans Devanagari" style:font-family-complex="'Droid Sans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25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ravity" fo:font-family="Gravity" style:font-family-generic="modern" style:font-pitch="variable" fo:font-size="26.5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25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ravity" fo:font-family="Gravity" style:font-family-generic="modern" style:font-pitch="variable" fo:font-size="23.2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25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ravity" fo:font-family="Gravity" style:font-family-generic="modern" style:font-pitch="variable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4" fo:font-family="'Liberation Sans'" fo:font-size="1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MP9" style:family="paragraph">
      <style:paragraph-properties fo:margin-left="0cm" fo:margin-right="0cm" fo:margin-top="0.353cm" fo:margin-bottom="0cm" fo:line-height="125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cm" fo:line-height="125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4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oolvetica Rg" fo:font-size="48pt" fo:letter-spacing="normal" fo:language="en" fo:country="U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Gravity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Gravity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Gravity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Gravity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Gravity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Content Placeholder 2" presentation:style-name="Mpr4" draw:text-style-name="MP8" draw:layer="backgroundobjects" svg:width="23.989cm" svg:height="2.269cm" svg:x="2.085cm" svg:y="0.997cm" presentation:class="outline" presentation:user-transformed="true">
        <draw:text-box>
          <text:list text:style-name="ML3">
            <text:list-item>
              <text:p text:style-name="MP7"><text:span text:style-name="MT2">Slide Title Goes in Here</text:span></text:p>
            </text:list-item>
          </text:list>
        </draw:text-box>
      </draw:frame>
      <draw:frame draw:name="Content Placeholder 2" presentation:style-name="Mpr5" draw:text-style-name="MP11" draw:layer="backgroundobjects" svg:width="23.989cm" svg:height="10.376cm" svg:x="2.085cm" svg:y="4.235cm" presentation:class="outline" presentation:user-transformed="true">
        <draw:text-box>
          <text:list text:style-name="ML4">
            <text:list-item>
              <text:p text:style-name="MP9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Title_20_and_20_Content-title" draw:layer="backgroundobjects" svg:width="25.199cm" svg:height="2.629cm" svg:x="1.399cm" svg:y="0.628cm" presentation:class="title" presentation:placeholder="true">
        <draw:text-box/>
      </draw:frame>
      <presentation:notes style:page-layout-name="PM0">
        <draw:page-thumbnail presentation:style-name="Title_20_and_20_Content-title" draw:layer="backgroundobjects" svg:width="21.107cm" svg:height="10.595cm" svg:x="1.679cm" svg:y="2.147cm" presentation:class="page"/>
        <draw:frame presentation:style-name="Title_20_and_20_Content-notes" draw:layer="backgroundobjects" svg:width="19.574cm" svg:height="12.714cm" svg:x="2.446cm" svg:y="13.421cm" presentation:class="notes" presentation:placeholder="true">
          <draw:text-box/>
        </draw:frame>
        <draw:frame presentation:style-name="Mpr6" draw:text-style-name="MP2" draw:layer="backgroundobjects" svg:width="10.618cm" svg:height="1.41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618cm" svg:height="1.412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618cm" svg:height="1.412cm" svg:x="0cm" svg:y="26.8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618cm" svg:height="1.412cm" svg:x="13.849cm" svg:y="26.8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6T12:01:40.544848850</meta:creation-date>
    <dc:date>2020-09-09T10:47:39.114196102</dc:date>
    <meta:editing-duration>PT1H49M18S</meta:editing-duration>
    <meta:editing-cycles>10</meta:editing-cycles>
    <meta:generator>LibreOffice/7.0.1.2$Linux_X86_64 LibreOffice_project/00$Build-2</meta:generator>
    <meta:document-statistic meta:object-count="76"/>
  </office:meta>
</office:document-meta>
</file>